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system-ui, 'Segoe UI', Helvetica, Arial, sans-serif, 'Apple Color Emoji', 'Segoe UI Emoji'" style:font-charset="x-symbol"/>
    <style:font-face style:name="CMSS10" svg:font-family="CMSS10"/>
    <style:font-face style:name="CMSS8" svg:font-family="CMSS8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7c8a"/>
    </style:style>
    <style:style style:name="P2" style:family="paragraph" style:parent-style-name="Text_20_body">
      <style:text-properties officeooo:paragraph-rsid="00022765"/>
    </style:style>
    <style:style style:name="P3" style:family="paragraph" style:parent-style-name="Text_20_body">
      <style:text-properties officeooo:paragraph-rsid="00037bb2"/>
    </style:style>
    <style:style style:name="P4" style:family="paragraph" style:parent-style-name="Standard">
      <style:text-properties officeooo:paragraph-rsid="00007c8a"/>
    </style:style>
    <style:style style:name="P5" style:family="paragraph" style:parent-style-name="Standard">
      <style:text-properties officeooo:paragraph-rsid="00022765"/>
    </style:style>
    <style:style style:name="P6" style:family="paragraph" style:parent-style-name="Standard">
      <style:text-properties fo:font-weight="bold" officeooo:rsid="00007c8a" officeooo:paragraph-rsid="00007c8a" style:font-weight-asian="bold" style:font-weight-complex="bold"/>
    </style:style>
    <style:style style:name="T1" style:family="text">
      <style:text-properties style:font-name="CMSS10" fo:font-size="11pt"/>
    </style:style>
    <style:style style:name="T2" style:family="text">
      <style:text-properties style:font-name="CMSS10" fo:font-size="11pt" officeooo:rsid="00007c8a"/>
    </style:style>
    <style:style style:name="T3" style:family="text">
      <style:text-properties style:font-name="CMSS10" fo:font-size="11pt" officeooo:rsid="00022765"/>
    </style:style>
    <style:style style:name="T4" style:family="text">
      <style:text-properties fo:font-variant="normal" fo:text-transform="none" fo:color="#0366d6" style:font-name="apple-system" fo:font-size="9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officeooo:rsid="0003ce2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-1<text:tab/><text:tab/><text:tab/><text:tab/><text:tab/><text:tab/><text:tab/><text:tab/><text:tab/><text:tab/><text:tab/><text:tab/><text:tab/><text:tab/><text:tab/><text:tab/><text:tab/><text:span text:style-name="T5">Marks: 5</text:span></text:p>
      <text:p text:style-name="P4"><text:span text:style-name="T2"/></text:p>
      <text:p text:style-name="P5"><text:span text:style-name="T2">R</text:span><text:span text:style-name="T3">ead the white paper given in the link below and find the lines which refers to 6 Vs of Big Data. Write the statement with reference of the page number</text:span></text:p>
      <text:p text:style-name="P1"><text:span text:style-name="T1"/></text:p>
      <text:p text:style-name="P1"><text:span text:style-name="T1">Volume: _______________________________________________________________________________</text:span></text:p>
      <text:p text:style-name="P3"><text:span text:style-name="T1">Velocity: _______________________________________________________________________________ </text:span></text:p>
      <text:p text:style-name="P3"><text:span text:style-name="T1">Value: <text:s/>________________________________________________________________________________</text:span></text:p>
      <text:p text:style-name="P3"><text:span text:style-name="T1">Variability: _____________________________________________________________________________ </text:span></text:p>
      <text:p text:style-name="P3"><text:span text:style-name="T1">Veracity: <text:s/>______________________________________________________________________________</text:span></text:p>
      <text:p text:style-name="P3"><text:span text:style-name="T1">Variety: <text:s/>_______________________________________________________________________________</text:span></text:p>
      <text:p text:style-name="P2"><text:span text:style-name="T1">Link </text:span><text:span text:style-name="T3">to case study</text:span><text:span text:style-name="T1">: </text:span></text:p>
      <text:p text:style-name="P2"><text:a xlink:type="simple" xlink:href="https://www.tatateleservices.com/downloads/WhitePapers/resources/Big-Data-and-the-Telecom-Industry.pdf" text:style-name="Internet_20_link" text:visited-style-name="Visited_20_Internet_20_Link"><text:span text:style-name="T4">https://www.tatateleservices.com/downloads/WhitePapers/resources/Big-Data-and-the-Telecom-Industry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system-ui, 'Segoe UI', Helvetica, Arial, sans-serif, 'Apple Color Emoji', 'Segoe UI Emoji'" style:font-charset="x-symbol"/>
    <style:font-face style:name="CMSS10" svg:font-family="CMSS10"/>
    <style:font-face style:name="CMSS8" svg:font-family="CMSS8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20:29:12.931301592</meta:creation-date>
    <dc:date>2020-01-18T20:35:11.664213309</dc:date>
    <meta:editing-duration>PT1M55S</meta:editing-duration>
    <meta:editing-cycles>4</meta:editing-cycles>
    <meta:generator>LibreOffice_Vanilla/5.4.4.5$MacOSX_X86_64 LibreOffice_project/2524958677847fb3bb44820e40380acbe820f960</meta:generator>
    <meta:document-statistic meta:table-count="0" meta:image-count="0" meta:object-count="0" meta:page-count="1" meta:paragraph-count="10" meta:word-count="51" meta:character-count="845" meta:non-whitespace-character-count="782"/>
  </office:meta>
</office:document-meta>
</file>